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text-underline-style="none"/>
    </style:style>
    <style:style style:name="P8" style:family="paragraph" style:parent-style-name="Standard" style:list-style-name="L4">
      <style:paragraph-properties fo:text-align="start" style:justify-single-word="false"/>
      <style:text-properties style:text-underline-style="none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3" style:family="text">
      <style:text-properties style:text-underline-style="none"/>
    </style:style>
    <text:list-style style:name="L1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Matériel de base</text:p>
      <text:p text:style-name="P1"/>
      <text:p text:style-name="P1"/>
      <text:p text:style-name="P2">Ressources :<text:span text:style-name="T3"> </text:span></text:p>
      <text:p text:style-name="P2"><text:span text:style-name="T3"/></text:p>
      <text:p text:style-name="P2"><text:span text:style-name="T3">site du </text:span><text:a xlink:type="simple" xlink:href="http://opensourceecology.org/gvcs.php">Global Village Construction Set </text:a></text:p>
      <text:p text:style-name="P1"/>
      <text:p text:style-name="P2">Composants basiques nécessaires :</text:p>
      <text:p text:style-name="P2"/>
      <text:list xml:id="list29425529" text:style-name="L1">
        <text:list-item>
          <text:p text:style-name="P5">Aluminium</text:p>
        </text:list-item>
        <text:list-item>
          <text:p text:style-name="P5">Hydrogene</text:p>
        </text:list-item>
        <text:list-item>
          <text:p text:style-name="P5">Iron</text:p>
        </text:list-item>
        <text:list-item>
          <text:p text:style-name="P5">Sunlight</text:p>
        </text:list-item>
      </text:list>
      <text:p text:style-name="P4"/>
      <text:p text:style-name="P4">ROBOT DE LA NASA POUR EXTRAIRE DES RESSOURCES LUNAIRES → RASSOR :</text:p>
      <text:p text:style-name="P3"><text:a xlink:type="simple" xlink:href="http://www.humanoides.fr/2013/02/01/le-robot-rassor-va-extraire-les-ressources-sur-la-lune-et-sur-mars/">http://www.humanoides.fr/2013/02/01/le-robot-rassor-va-extraire-les-ressources-sur-la-lune-et-sur-mars/</text:a><text:span text:style-name="T2"> <text:s/>→ STRAM</text:span></text:p>
      <text:p text:style-name="P2"/>
      <text:p text:style-name="P2">Energie :</text:p>
      <text:p text:style-name="P2"/>
      <text:list xml:id="list29419239" text:style-name="L2">
        <text:list-item>
          <text:p text:style-name="P7"><text:a xlink:type="simple" xlink:href="http://opensourceecology.org/wiki/File:Steam_Engine.png"><text:span text:style-name="T1">Steam engine</text:span></text:a><text:span text:style-name="T1">, </text:span><text:a xlink:type="simple" xlink:href="http://opensourceecology.org/wiki/File:Steam_Generator.png"><text:span text:style-name="T1">steam generator</text:span></text:a><text:span text:style-name="T1">, heat exchanger → convertit l'eau en vapeur puis la vapeur en énergie électrique</text:span></text:p>
        </text:list-item>
        <text:list-item>
          <text:p text:style-name="P7"><text:a xlink:type="simple" xlink:href="http://opensourceecology.org/wiki/File:UPS.png"><text:span text:style-name="T1">Universal power supply</text:span></text:a><text:span text:style-name="T1">, </text:span><text:a xlink:type="simple" xlink:href="http://opensourceecology.org/wiki/File:Nickel-Iron_Batterypic.png"><text:span text:style-name="T1">nickel-iron battery</text:span></text:a><text:span text:style-name="T1">, </text:span><text:a xlink:type="simple" xlink:href="http://opensourceecology.org/wiki/File:ElectricMotorGenerator.png"><text:span text:style-name="T1">electric motor generator</text:span></text:a></text:p>
        </text:list-item>
        <text:list-item>
          <text:p text:style-name="P7"><text:a xlink:type="simple" xlink:href="http://opensourceecology.org/wiki/File:SolarConcentrator.png"><text:span text:style-name="T1">Solar concentrator</text:span></text:a><text:span text:style-name="T1"> → convertit l'énergie solaire en énergie électrique</text:span></text:p>
        </text:list-item>
        <text:list-item>
          <text:p text:style-name="P7"><text:a xlink:type="simple" xlink:href="http://opensourceecology.org/wiki/File:PowerCube.jpg"><text:span text:style-name="T1">Power cube</text:span></text:a></text:p>
        </text:list-item>
      </text:list>
      <text:p text:style-name="P2"/>
      <text:p text:style-name="P2"/>
      <text:p text:style-name="P2"/>
      <text:p text:style-name="P2">Communications :</text:p>
      <text:p text:style-name="P2"/>
      <text:list xml:id="list29432914" text:style-name="L3">
        <text:list-item>
          <text:p text:style-name="P6">Communication relay</text:p>
        </text:list-item>
      </text:list>
      <text:p text:style-name="P2"/>
      <text:p text:style-name="P2"/>
      <text:p text:style-name="P2">Fabrication :</text:p>
      <text:p text:style-name="P2"/>
      <text:list xml:id="list29419889" text:style-name="L4">
        <text:list-item>
          <text:p text:style-name="P8"><text:a xlink:type="simple" xlink:href="http://opensourceecology.org/wiki/File:GasifierBurner.png"><text:span text:style-name="T1">Gasifier burner</text:span></text:a></text:p>
        </text:list-item>
        <text:list-item>
          <text:p text:style-name="P8"><text:a xlink:type="simple" xlink:href="http://opensourceecology.org/wiki/File:InductionFurnace.png"><text:span text:style-name="T1">Induction furnace</text:span></text:a></text:p>
        </text:list-item>
        <text:list-item>
          <text:p text:style-name="P8"><text:a xlink:type="simple" xlink:href="http://opensourceecology.org/wiki/File:Table_Frame.JPG"><text:span text:style-name="T1">CNC torch table</text:span></text:a></text:p>
        </text:list-item>
        <text:list-item>
          <text:p text:style-name="P8"><text:a xlink:type="simple" xlink:href="http://opensourceecology.org/wiki/File:AluminumExtractor.png"><text:span text:style-name="T1">Aluminium extractor</text:span></text:a></text:p>
        </text:list-item>
        <text:list-item>
          <text:p text:style-name="P8"><text:a xlink:type="simple" xlink:href="http://opensourceecology.org/wiki/File:Rod_and_Wire_Mill.png"><text:span text:style-name="T1">Rod and wire mill</text:span></text:a></text:p>
        </text:list-item>
        <text:list-item>
          <text:p text:style-name="P8"><text:a xlink:type="simple" xlink:href="http://opensourceecology.org/wiki/File:3D_Printerpic.png"><text:span text:style-name="T1">3D printer</text:span></text:a><text:span text:style-name="T1">, </text:span><text:a xlink:type="simple" xlink:href="http://opensourceecology.org/wiki/3D_Scanner"><text:span text:style-name="T1">3D scanner</text:span></text:a></text:p>
        </text:list-item>
        <text:list-item>
          <text:p text:style-name="P8"><text:a xlink:type="simple" xlink:href="http://opensourceecology.org/wiki/File:PressForge.png"><text:span text:style-name="T1">Press forge</text:span></text:a></text:p>
        </text:list-item>
        <text:list-item>
          <text:p text:style-name="P8"><text:a xlink:type="simple" xlink:href="http://opensourceecology.org/wiki/File:Welderpic.png"><text:span text:style-name="T1">Welder</text:span></text:a></text:p>
        </text:list-item>
        <text:list-item>
          <text:p text:style-name="P8"><text:a xlink:type="simple" xlink:href="http://opensourceecology.org/wiki/File:UniversalRotor.png"><text:span text:style-name="T1">Universal rotor</text:span></text:a></text:p>
        </text:list-item>
        <text:list-item>
          <text:p text:style-name="P8"><text:a xlink:type="simple" xlink:href="http://opensourceecology.org/wiki/File:DrillPress.jpg"><text:span text:style-name="T1">Drill press</text:span></text:a></text:p>
        </text:list-item>
        <text:list-item>
          <text:p text:style-name="P8"><text:soft-page-break/><text:a xlink:type="simple" xlink:href="http://opensourceecology.org/wiki/File:IndustrialRobot.jpg"><text:span text:style-name="T1">Industrial robot</text:span></text:a></text:p>
        </text:list-item>
        <text:list-item>
          <text:p text:style-name="P8"><text:a xlink:type="simple" xlink:href="http://opensourceecology.org/wiki/File:PlasmaCutter.png"><text:span text:style-name="T1">Plasma cutter</text:span></text:a></text:p>
        </text:list-item>
        <text:list-item>
          <text:p text:style-name="P8"><text:a xlink:type="simple" xlink:href="http://opensourceecology.org/wiki/File:Laser_Cutterpic.png"><text:span text:style-name="T1">Laser cutter</text:span></text:a></text:p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oé Amblard</meta:initial-creator>
    <meta:creation-date>2013-04-20T18:59:29.73</meta:creation-date>
    <dc:date>2013-04-21T09:30:32.01</dc:date>
    <dc:creator>Zoé Amblard</dc:creator>
    <meta:editing-duration>PT01H03M01S</meta:editing-duration>
    <meta:editing-cycles>21</meta:editing-cycles>
    <meta:generator>OpenOffice.org/3.2$Win32 OpenOffice.org_project/320m12$Build-9483</meta:generator>
    <meta:document-statistic meta:table-count="0" meta:image-count="0" meta:object-count="0" meta:page-count="2" meta:paragraph-count="31" meta:word-count="130" meta:character-count="836"/>
  </office:meta>
</office:document-meta>
</file>